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cert de l' Ensemble GUILLAUME BONI</text:p>
      <text:p text:style-name="Standard"/>
      <text:p text:style-name="Standard"/>
      <text:p text:style-name="Standard">Sous la direction d' Etienne Roullet, les chanteurs de l'Ensemble Guillaume Boni vous convient à un concert le dimanche 29 mars 2015 à 16 h, en l'église St Martin de Chantenay (place du Bourg) : « Autour du Miserere d'Allegri, des Rameaux à la Passion ». Au programme des pièces pour 4 à 8 voix mixtes de compositeurs des XVI° au XX° : Vittoria, Tallis, Praetorius, Duruflé, Poulenc...</text:p>
      <text:p text:style-name="Standard">Libre particip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CERT DE L'ENSEMBLE GUILLAUME BONI</text:p>
      <text:p text:style-name="Standard">Direction : Etienne Roullet</text:p>
      <text:p text:style-name="Standard">Dimanche 29 mars 16h église St martin de Chantenay</text:p>
      <text:p text:style-name="Standard">« Autour du Miserere d'Allegri, des Rameaux à la Passion »</text:p>
      <text:p text:style-name="Standard">Vittoria – Tallis – D<text:span text:style-name="T2">uruflé – Poulenc</text:span></text:p>
      <text:p text:style-name="Standard"><text:span text:style-name="T2">libre participatio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2:22:50.41</meta:creation-date>
    <dc:date>2015-01-16T09:42:51.24</dc:date>
    <meta:editing-duration>PT20M28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9" meta:word-count="114" meta:character-count="670"/>
    <dc:creator>joseph roullet</dc:creator>
  </office:meta>
</office:document-meta>
</file>